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18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18" office:value-type="string" calcext:value-type="string">
            <text:p>22-1</text:p>
          </table:table-cell>
          <table:table-cell table:style-name="ce18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2-19T11:55:51.968812633</dc:date>
    <meta:editing-duration>P1DT16H3M36S</meta:editing-duration>
    <meta:editing-cycles>276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